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CollectionTests.streamStream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llectionTests.isDirectlyPresentWhenDirectlyPresen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getDirectAndSimp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llectionTests.createWhenAnnotationIsNotDirectlyPresentThrow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llectionTests.createWhenAnnotationAggregateIndexIsNotZeroThrow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CollectionTests.isPresentWhenMetaPresen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iterateIteratesInCorrectOr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CollectionTests.spliteratorIterate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CollectionTests.isPresentWhenNot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streamWithTypeStreams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llectionTests.isPresentWhenDirectlyPresent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ofWhenDirectAnnotationsIsNull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spliteratorEstimate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CollectionTests.getMetaWhenRootHasAttributeValuesShouldAli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CollectionTests.getMetaWhenRootHasNoAttributeValuesShouldAli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sCollectionTests.getMultiRoute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llectionTests.ofWhenEmptyReturnsSharedNon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sCollectionTests.isDirectlyPresentWhenMeta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getWithPredicateReturnsOnly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AnnotationsCollectionTests.isDirectlyPresentWhenNotPresent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sCollectionTests.getWithSelectorReturnsSel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rgedAnnotationsCollectionTests.getReturnsAppropriat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sCollectionTests.getWhenNotPresentReturns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